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586" officeooo:paragraph-rsid="00077586"/>
    </style:style>
    <style:style style:name="T1" style:family="text">
      <style:text-properties officeooo:rsid="000822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Hier kannst du deine Demo beschreiben, also sagen, worum es geht, vielleicht ein paar Hintergrundinformationen vermitteln (also warum ihr demonstrieren wollt) und organisatorische Dinge ansprechen. Nenne dazu einfach den genauen Ort (Adresse), die Organisatoren der Veranstaltung und ein paar wichtige Dinge, die die Demonstranten vielleicht wissen sollten.</text:p>
      <text:p text:style-name="P1">Vergiss aber bitte nicht, deine Demonstration offiziell bei der Polizei anzumel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22:47:34.312083668</meta:creation-date>
    <dc:date>2016-10-15T22:59:10.874718225</dc:date>
    <meta:editing-duration>PT11M36S</meta:editing-duration>
    <meta:editing-cycles>2</meta:editing-cycles>
    <meta:generator>LibreOffice/5.1.4.2$Linux_X86_64 LibreOffice_project/10m0$Build-2</meta:generator>
    <meta:document-statistic meta:table-count="0" meta:image-count="0" meta:object-count="0" meta:page-count="1" meta:paragraph-count="2" meta:word-count="59" meta:character-count="447" meta:non-whitespace-character-count="390"/>
  </office:meta>
</office:document-meta>
</file>